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9pt" style:font-size-asian="9pt" style:font-size-complex="9pt"/>
    </style:style>
    <style:style style:name="T4" style:family="text">
      <style:text-properties style:font-name="Times New Roman" fo:font-size="8pt" style:font-size-asian="8pt" style:font-size-complex="8pt"/>
    </style:style>
    <style:style style:name="fr1" style:family="graphic" style:parent-style-name="Frame">
      <style:graphic-properties style:vertical-pos="top" style:vertical-rel="paragraph-content"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entral component of a market place is a matching engine matching orders - bids or demands - and producing account movements forming bilateral exchange between participants with respect to their orders. An order must provide (then it is a demand) or require ( then it is a bid) a given amount of the single currency used by the market to compare prices. A best price rule is used to preform the matchings each time a new order is inserted in the order book.</text:p>
      <text:p text:style-name="Standard"/>
      <text:p text:style-name="Standard"><draw:frame draw:style-name="fr1" draw:name="Cadre1" text:anchor-type="paragraph" svg:width="10.257cm" draw:z-index="0"><draw:text-box fo:min-height="5.191cm"><text:p text:style-name="Standard"><text:span text:style-name="Rubies"><text:span text:style-name="T4">begin</text:span></text:span></text:p><text:p text:style-name="Standard"><text:span text:style-name="Rubies"><text:span text:style-name="T4"><text:tab/>finds in the order book orders forming possible exchanges with N </text:span></text:span></text:p><text:p text:style-name="Standard"><text:span text:style-name="Rubies"><text:span text:style-name="T4"><text:tab/>If noting is found </text:span></text:span></text:p><text:p text:style-name="Standard"><text:span text:style-name="Rubies"><text:span text:style-name="T4"><text:tab/><text:tab/>the new order is inserted in the order book</text:span></text:span></text:p><text:p text:style-name="Standard"><text:span text:style-name="Rubies"><text:span text:style-name="T4"><text:tab/><text:tab/>end</text:span></text:span></text:p><text:p text:style-name="Standard"><text:span text:style-name="Rubies"><text:span text:style-name="T4"><text:tab/>else</text:span></text:span></text:p><text:p text:style-name="Standard"><text:span text:style-name="Rubies"><text:span text:style-name="T4"><text:tab/><text:tab/>choose among these orders the one B having the best price</text:span></text:span></text:p><text:p text:style-name="Standard"><text:span text:style-name="Rubies"><text:span text:style-name="T4"><text:tab/><text:tab/>finds a compromise between B and N</text:span></text:span></text:p><text:p text:style-name="Standard"><text:span text:style-name="Rubies"><text:span text:style-name="T4"><text:tab/><text:tab/>produces two movements M (fungible in exchange of cash)</text:span></text:span></text:p><text:p text:style-name="Standard"><text:span text:style-name="Rubies"><text:span text:style-name="T4"><text:tab/><text:tab/>reduce quantities of B and N of the quantities of M</text:span></text:span></text:p><text:p text:style-name="Standard"><text:span text:style-name="Rubies"><text:span text:style-name="T4"><text:tab/><text:tab/>if N is empty</text:span></text:span></text:p><text:p text:style-name="Standard"><text:span text:style-name="Rubies"><text:span text:style-name="T4"><text:tab/><text:tab/><text:tab/>end</text:span></text:span></text:p><text:p text:style-name="Standard"><text:span text:style-name="Rubies"><text:span text:style-name="T4"><text:tab/><text:tab/>else</text:span></text:span></text:p><text:p text:style-name="Standard"><text:span text:style-name="Rubies"><text:span text:style-name="T4"><text:tab/><text:tab/><text:tab/>repeat from the beginning.</text:span></text:span></text:p></draw:text-box></draw:frame></text:p>
      <text:p text:style-name="Standard">openBarter is a matching engine producing exchanges that can be bilateral or not, and where orders can use any fungible value. The matching process is performed for each new order, finds possible exchange cycles formed by this new order, and choose the one maximizing <text:span text:style-name="T1">Ω</text:span><text:span text:style-name="T2">. This selection is equivalent to </text:span></text:p>
      <text:p text:style-name="Standard"><text:span text:style-name="T2"/></text:p>
      <text:p text:style-name="Standard"><text:span text:style-name="T2">On a maximum order book, the matching algorithm is performed for each new order N as follows:</text:span></text:p>
      <text:p text:style-name="Standard"><text:span text:style-name="T2"/></text:p>
      <text:p text:style-name="Standard"><text:span text:style-name="T2"><text:tab/><text:tab/> <text:s text:c="2"/></text:span></text:p>
      <text:p text:style-name="Standard"><text:span text:style-name="T2"><text:tab/><text:tab/></text:span></text:p>
      <text:p text:style-name="Standard"><text:span text:style-name="T2"><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2-04-23T07:07:17</meta:creation-date>
    <dc:date>2012-04-23T18:27:38</dc:date>
    <dc:creator>Olivier Chaussavoine</dc:creator>
    <meta:editing-duration>PT1H30M4S</meta:editing-duration>
    <meta:editing-cycles>7</meta:editing-cycles>
    <meta:generator>LibreOffice/3.5$Linux_x86 LibreOffice_project/350m1$Build-13</meta:generator>
    <meta:document-statistic meta:table-count="0" meta:image-count="0" meta:object-count="0" meta:page-count="1" meta:paragraph-count="20" meta:word-count="226" meta:character-count="1273" meta:non-whitespace-character-count="1027"/>
  </office:meta>
</office:document-meta>
</file>